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toolbar" manifest:media-type=""/>
  <manifest:file-entry manifest:full-path="Configurations2/progressbar" manifest:media-type=""/>
  <manifest:file-entry manifest:full-path="Configurations2/images/Bitmaps" manifest:media-type=""/>
  <manifest:file-entry manifest:full-path="Configurations2/popupmenu" manifest:media-type=""/>
  <manifest:file-entry manifest:full-path="Configurations2/toolpanel" manifest:media-type=""/>
  <manifest:file-entry manifest:full-path="Configurations2/statusbar" manifest:media-type=""/>
  <manifest:file-entry manifest:full-path="Configurations2/accelerator/current.xml" manifest:media-type=""/>
  <manifest:file-entry manifest:full-path="Configurations2/floater" manifest:media-type=""/>
  <manifest:file-entry manifest:full-path="Configurations2/menubar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3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Liberation Serif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5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/>
    </style:style>
    <style:style style:name="P6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 fo:font-size="2pt" style:font-size-asian="2pt" style:font-size-complex="2pt"/>
    </style:style>
    <style:style style:name="P7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8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none"/>
    </style:style>
    <style:style style:name="P9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10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11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italic" style:text-underline-style="none" style:font-style-asian="italic" style:font-style-complex="italic"/>
    </style:style>
    <style:style style:name="P12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13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none" style:font-style-asian="normal" style:font-style-complex="normal"/>
    </style:style>
    <style:style style:name="P14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P15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025cm" fo:margin-right="0cm" fo:text-indent="0cm"/>
    </style:style>
    <style:style style:name="T1" style:family="text"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2" style:family="text">
      <style:text-properties style:font-name="Times New Roman"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2411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officeooo:rsid="0028b94f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b94f" style:font-weight-asian="bold" style:font-weight-complex="bold"/>
    </style:style>
    <style:style style:name="T12" style:family="text">
      <style:text-properties fo:font-weight="bold" officeooo:rsid="0028e583" style:font-weight-asian="bold" style:font-weight-complex="bold"/>
    </style:style>
    <style:style style:name="T13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officeooo:rsid="001c66e1"/>
    </style:style>
    <style:style style:name="T15" style:family="text">
      <style:text-properties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16" style:family="text">
      <style:text-properties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vis du Directeur financier</text:p>
      <text:section text:style-name="Sect1" text:name="Section1">
        <text:p text:style-name="P4"><office:annotation><dc:creator>Vivian Antoine</dc:creator><dc:date>2015-03-26T09:40:59</dc:date><text:p text:style-name="P16"><text:span text:style-name="T17">do section- with advices=meetingConfig</text:span><text:span text:style-name="T18">.adapted().getUsedFinanceGroupIds()</text:span></text:p></office:annotatio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4"><office:annotation><dc:creator>Vivian Antoine</dc:creator><dc:date>2015-05-07T14:18:45</dc:date><text:p text:style-name="P16"><text:span text:style-name="T18">do table- for advice in advices</text:span></text:p></office:annotation></text:p>
              <text:section text:style-name="Sect1" text:name="Section2">
                <text:p text:style-name="P5"><text:span text:style-name="T13"><office:annotation><dc:creator>Vivian Antoine</dc:creator><dc:date>2015-05-07T15:14:05</dc:date><text:p text:style-name="P16"><text:span text:style-name="T18">do section- if advice in self.getAdviceDataFor(self)</text:span></text:p></office:annotation></text:span><text:bookmark-start text:name="Decisions1"/><text:span text:style-name="T5">AVIS</text:span> : <text:span text:style-name="T14"><text:text-input text:description="">self.getAdviceDataFor(self, advice)['type_translated']</text:text-input></text:span></text:p>
                <text:p text:style-name="P1"/>
                <text:p text:style-name="P7"><text:bookmark-end text:name="Decisions1"/><text:span text:style-name="T10">DATE DU PR</text:span><text:span text:style-name="T12">É</text:span><text:span text:style-name="T10">SENT AVIS</text:span><text:span text:style-name="T3"> : </text:span><text:span text:style-name="T3"><office:annotation><dc:creator>Vivian Antoine</dc:creator><dc:date>2014-07-08T10:13:21</dc:date><text:p text:style-name="P16"><text:span text:style-name="T18">do text if self.getAdviceDataFor(self, advice)['advice_given_on']</text:span></text:p></office:annotation></text:span><text:span text:style-name="T3"><text:text-input text:description="">self.getAdviceDataFor(self, advice)['advice_given_on'].strftime('%d/%m/%Y  à %H:%M')</text:text-input></text:span></text:p>
                <text:p text:style-name="P8"/>
                <text:p text:style-name="P2"><text:span text:style-name="T10">OBJET</text:span><text:span text:style-name="T3"> : </text:span><text:span text:style-name="T15"><text:text-input text:description="">self.Title()</text:text-input></text:span></text:p>
                <text:p text:style-name="P9"/>
                <text:p text:style-name="P7"><text:span text:style-name="T16">SERVICE</text:span><text:span text:style-name="T15"> : </text:span><text:span text:style-name="T15"><text:text-input text:description="">self.displayValue(self.listProposingGroups(), self.getProposingGroup())</text:text-input></text:span></text:p>
                <text:p text:style-name="P10"/>
                <text:p text:style-name="P7"><text:span text:style-name="T16">AGENT</text:span><text:span text:style-name="T15"> : </text:span><text:span text:style-name="T15"><text:text-input text:description="">self.portal_membership.getMemberInfo(str(self.Creator()))['fullname']</text:text-input></text:span></text:p>
                <text:p text:style-name="P9"/>
                <text:p text:style-name="P7"><text:span text:style-name="T10">TYPE D'AVIS</text:span><text:span text:style-name="T3"> : </text:span><text:span text:style-name="T3"><office:annotation><dc:creator>Philippe Stitou</dc:creator><dc:date>2014-05-12T10:04:38</dc:date><text:p text:style-name="P16"><text:span text:style-name="T20">do text if self.getAdviceDataFor(self, advice)['delay_label'] </text:span></text:p></office:annotation></text:span><text:span text:style-name="T8"><text:text-input text:description="">self.getAdviceDataFor(self,advice)['delay_label']</text:text-input></text:span></text:p>
                <text:p text:style-name="P11"/>
                <text:p text:style-name="P12"><text:span text:style-name="T6">D</text:span><text:span text:style-name="T7">É</text:span><text:span text:style-name="T6">LAI</text:span><text:span text:style-name="T9"> (jours ouvrables)</text:span><text:span text:style-name="T8"> : </text:span><text:span text:style-name="T8"><office:annotation><dc:creator>Philippe Stitou</dc:creator><dc:date>2014-05-12T10:04:09</dc:date><text:p text:style-name="P16"><text:span text:style-name="T20">do text if self.getAdviceDataFor(self, advice)['delay']</text:span></text:p></office:annotation></text:span><text:span text:style-name="T8"><text:text-input text:description="">self.getAdviceDataFor(self, advice)['delay']</text:text-input></text:span></text:p>
                <text:p text:style-name="P13"/>
                <text:p text:style-name="P14"><text:span text:style-name="T10">DATE DE R</text:span><text:span text:style-name="T11">É</text:span><text:span text:style-name="T10">CEPTION DU DOSSIER</text:span><text:span text:style-name="T3"> <text:tab/>: </text:span><text:span text:style-name="T3"><office:annotation><dc:creator>Philippe Stitou</dc:creator><dc:date>2014-05-08T13:35:51</dc:date><text:p text:style-name="P16"><text:span text:style-name="T18">do text if 'delay_started_on' in self.getAdviceDataFor(self, advice) and self.getAdviceDataFor(self, advice)['delay_started_on']</text:span></text:p></office:annotation></text:span><text:span text:style-name="T3"><text:text-input text:description="">self.getAdviceDataFor(self, advice)['delay_started_on'].strftime('%d/%m/%Y')</text:text-input></text:span></text:p>
                <text:p text:style-name="P13"/>
                <text:p text:style-name="P7"><text:span text:style-name="T10">DATE LIMITE DE REMISE D'AVIS</text:span><text:span text:style-name="T3"> <text:tab/>: </text:span><text:span text:style-name="T3"><office:annotation><dc:creator>Philippe Stitou</dc:creator><dc:date>2014-05-08T13:37:28</dc:date><text:p text:style-name="P17"><text:span text:style-name="T18">do text if self.getAdviceDataFor(self, advice)['delay_infos']</text:span></text:p></office:annotation></text:span><text:span text:style-name="T4"><text:text-input text:description="">self.getAdviceDataFor(self, advice)['delay_infos']['limit_date_localized']</text:text-input></text:span></text:p>
                <text:p text:style-name="P8"/>
                <text:p text:style-name="P15"><text:span text:style-name="T5">COMMENTAIRE</text:span><text:span text:style-name="T3"> </text:span>:</text:p>
                <text:p text:style-name="P15"><office:annotation><dc:creator>Philippe Stitou</dc:creator><dc:date>2014-04-04T16:15:09</dc:date><text:p text:style-name="P16"><text:span text:style-name="T19">do text</text:span></text:p><text:p text:style-name="P16"><text:span text:style-name="T19">from xhtml(self.getAdviceDataFor(self, advice)['comment'] or '-')</text:span></text:p></office:annotation></text:p>
                <text:p text:style-name="P15"/>
                <text:p text:style-name="P15"><office:annotation><dc:creator>Vivian Antoine</dc:creator><dc:date>2014-07-08T09:59:33</dc:date><text:p text:style-name="P16"><text:span text:style-name="T18">do text if self.getAdviceDataFor(self, advice)['advice_given_on']</text:span></text:p></office:annotation>Le <text:span text:style-name="T3"><text:text-input text:description="">self.getAdviceDataFor(self, advice)['name']</text:text-input></text:span><text:span text:style-name="T3">, </text:span><text:span text:style-name="T3"><text:text-input text:description="">self.getAdviceDataFor(self, advice)['advice_given_on'] and self.portal_membership.getMemberInfo(getattr(self, self.adviceIndex[advice]['advice_id']).Creator())['fullname'] or ''</text:text-input></text:span></text:p>
              </text:section>
              <text:p text:style-name="P6"><text:s/></text:p>
            </table:table-cell>
          </table:table-row>
        </table:table>
        <text:p text:style-name="P4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loext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loext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loext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loext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44</meta:editing-cycles>
    <meta:editing-duration>PT3H13M30S</meta:editing-duration>
    <meta:generator>LibreOffice/5.1.6.2$Linux_X86_64 LibreOffice_project/10m0$Build-2</meta:generator>
    <meta:initial-creator>Vivian Antoine</meta:initial-creator>
    <dc:date>2019-04-09T15:57:13.528183723</dc:date>
    <meta:document-statistic meta:table-count="1" meta:image-count="0" meta:object-count="0" meta:page-count="1" meta:paragraph-count="17" meta:word-count="88" meta:character-count="982" meta:non-whitespace-character-count="924"/>
    <meta:user-defined meta:name="Info 1"/>
    <meta:user-defined meta:name="Info 2"/>
    <meta:user-defined meta:name="Info 3"/>
    <meta:user-defined meta:name="Info 4"/>
  </office:meta>
</office:document-meta>
</file>